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51.065" calcext:value-type="float">
            <text:p>151.06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6.62" calcext:value-type="float">
            <text:p>6.62</text:p>
          </table:table-cell>
        </table:table-row>
        <table:table-row table:style-name="ro1">
          <table:table-cell/>
          <table:table-cell office:value-type="float" office:value="150.681" calcext:value-type="float">
            <text:p>150.68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/>
          <table:table-cell office:value-type="float" office:value="150.805" calcext:value-type="float">
            <text:p>150.80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0.917" calcext:value-type="float">
            <text:p>150.91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0.577" calcext:value-type="float">
            <text:p>150.5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/>
          <table:table-cell office:value-type="float" office:value="151.525" calcext:value-type="float">
            <text:p>151.5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150.209" calcext:value-type="float">
            <text:p>150.20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/>
          <table:table-cell office:value-type="float" office:value="150.597" calcext:value-type="float">
            <text:p>150.59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/>
          <table:table-cell office:value-type="float" office:value="150.865" calcext:value-type="float">
            <text:p>150.86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3.246" calcext:value-type="float">
            <text:p>153.24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6.53" calcext:value-type="float">
            <text:p>6.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51.05" calcext:value-type="float">
            <text:p>151.05</text:p>
          </table:table-cell>
          <table:table-cell table:style-name="ce1" table:number-columns-repeated="2"/>
          <table:table-cell table:style-name="ce1" table:formula="of:=ROUND(AVERAGE([.E5:.E14]);2)" office:value-type="float" office:value="99.3" calcext:value-type="float">
            <text:p>99.3</text:p>
          </table:table-cell>
          <table:table-cell table:style-name="ce1" table:number-columns-repeated="2"/>
          <table:table-cell table:style-name="ce1" table:formula="of:=ROUND(AVERAGE([.H5:.H14]);2)" office:value-type="float" office:value="6.62" calcext:value-type="float">
            <text:p>6.62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0.85" calcext:value-type="float">
            <text:p>0.85</text:p>
          </table:table-cell>
          <table:table-cell table:style-name="ce1" table:number-columns-repeated="2"/>
          <table:table-cell table:style-name="ce1" table:formula="of:=ROUND(STDEV([.E5:.E14]);2)" office:value-type="float" office:value="5.5" calcext:value-type="float">
            <text:p>5.5</text:p>
          </table:table-cell>
          <table:table-cell table:style-name="ce1" table:number-columns-repeated="2"/>
          <table:table-cell table:style-name="ce1" table:formula="of:=ROUND(STDEV([.H5:.H14]);2)" office:value-type="float" office:value="0.04" calcext:value-type="float">
            <text:p>0.04</text:p>
          </table:table-cell>
        </table:table-row>
      </table:table>
      <table:table table:name="L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50.097" calcext:value-type="float">
            <text:p>150.09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/>
          <table:table-cell office:value-type="float" office:value="150.829" calcext:value-type="float">
            <text:p>150.82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0.609" calcext:value-type="float">
            <text:p>150.6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/>
          <table:table-cell office:value-type="float" office:value="151.573" calcext:value-type="float">
            <text:p>151.57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149.549" calcext:value-type="float">
            <text:p>149.54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.69" calcext:value-type="float">
            <text:p>6.69</text:p>
          </table:table-cell>
        </table:table-row>
        <table:table-row table:style-name="ro1">
          <table:table-cell/>
          <table:table-cell office:value-type="float" office:value="149.153" calcext:value-type="float">
            <text:p>149.15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.7" calcext:value-type="float">
            <text:p>6.7</text:p>
          </table:table-cell>
        </table:table-row>
        <table:table-row table:style-name="ro1">
          <table:table-cell/>
          <table:table-cell office:value-type="float" office:value="150.465" calcext:value-type="float">
            <text:p>150.46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.65" calcext:value-type="float">
            <text:p>6.65</text:p>
          </table:table-cell>
        </table:table-row>
        <table:table-row table:style-name="ro1">
          <table:table-cell/>
          <table:table-cell office:value-type="float" office:value="151.797" calcext:value-type="float">
            <text:p>151.79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50.057" calcext:value-type="float">
            <text:p>150.05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/>
          <table:table-cell office:value-type="float" office:value="150.193" calcext:value-type="float">
            <text:p>150.1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50.43" calcext:value-type="float">
            <text:p>150.43</text:p>
          </table:table-cell>
          <table:table-cell table:style-name="ce1" table:number-columns-repeated="2"/>
          <table:table-cell table:style-name="ce1" table:formula="of:=ROUND(AVERAGE([.E5:.E14]);2)" office:value-type="float" office:value="101" calcext:value-type="float">
            <text:p>101</text:p>
          </table:table-cell>
          <table:table-cell table:style-name="ce1" table:number-columns-repeated="2"/>
          <table:table-cell table:style-name="ce1" table:formula="of:=ROUND(AVERAGE([.H5:.H14]);2)" office:value-type="float" office:value="6.65" calcext:value-type="float">
            <text:p>6.6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0.82" calcext:value-type="float">
            <text:p>0.82</text:p>
          </table:table-cell>
          <table:table-cell table:style-name="ce1" table:number-columns-repeated="2"/>
          <table:table-cell table:style-name="ce1" table:formula="of:=ROUND(STDEV([.E5:.E14]);2)" office:value-type="float" office:value="8.26" calcext:value-type="float">
            <text:p>8.26</text:p>
          </table:table-cell>
          <table:table-cell table:style-name="ce1" table:number-columns-repeated="2"/>
          <table:table-cell table:style-name="ce1" table:formula="of:=ROUND(STDEV([.H5:.H14]);2)" office:value-type="float" office:value="0.03" calcext:value-type="float">
            <text:p>0.03</text:p>
          </table:table-cell>
        </table:table-row>
      </table:table>
      <table:table table:name="W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52.666" calcext:value-type="float">
            <text:p>152.66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55" calcext:value-type="float">
            <text:p>6.55</text:p>
          </table:table-cell>
        </table:table-row>
        <table:table-row table:style-name="ro1">
          <table:table-cell/>
          <table:table-cell office:value-type="float" office:value="152.43" calcext:value-type="float">
            <text:p>152.4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56" calcext:value-type="float">
            <text:p>6.56</text:p>
          </table:table-cell>
        </table:table-row>
        <table:table-row table:style-name="ro1">
          <table:table-cell/>
          <table:table-cell office:value-type="float" office:value="152.962" calcext:value-type="float">
            <text:p>152.96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6.54" calcext:value-type="float">
            <text:p>6.54</text:p>
          </table:table-cell>
        </table:table-row>
        <table:table-row table:style-name="ro1">
          <table:table-cell/>
          <table:table-cell office:value-type="float" office:value="152.726" calcext:value-type="float">
            <text:p>152.72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55" calcext:value-type="float">
            <text:p>6.55</text:p>
          </table:table-cell>
        </table:table-row>
        <table:table-row table:style-name="ro1">
          <table:table-cell/>
          <table:table-cell office:value-type="float" office:value="151.325" calcext:value-type="float">
            <text:p>151.32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6.61" calcext:value-type="float">
            <text:p>6.61</text:p>
          </table:table-cell>
        </table:table-row>
        <table:table-row table:style-name="ro1">
          <table:table-cell/>
          <table:table-cell office:value-type="float" office:value="150.757" calcext:value-type="float">
            <text:p>150.75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0.937" calcext:value-type="float">
            <text:p>150.93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2.714" calcext:value-type="float">
            <text:p>152.7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6.55" calcext:value-type="float">
            <text:p>6.55</text:p>
          </table:table-cell>
        </table:table-row>
        <table:table-row table:style-name="ro1">
          <table:table-cell/>
          <table:table-cell office:value-type="float" office:value="150.825" calcext:value-type="float">
            <text:p>150.82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1.005" calcext:value-type="float">
            <text:p>151.00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6.62" calcext:value-type="float">
            <text:p>6.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51.83" calcext:value-type="float">
            <text:p>151.83</text:p>
          </table:table-cell>
          <table:table-cell table:style-name="ce1" table:number-columns-repeated="2"/>
          <table:table-cell table:style-name="ce1" table:formula="of:=ROUND(AVERAGE([.E5:.E14]);2)" office:value-type="float" office:value="102.3" calcext:value-type="float">
            <text:p>102.3</text:p>
          </table:table-cell>
          <table:table-cell table:style-name="ce1" table:number-columns-repeated="2"/>
          <table:table-cell table:style-name="ce1" table:formula="of:=ROUND(AVERAGE([.H5:.H14]);2)" office:value-type="float" office:value="6.59" calcext:value-type="float">
            <text:p>6.5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0.93" calcext:value-type="float">
            <text:p>0.93</text:p>
          </table:table-cell>
          <table:table-cell table:style-name="ce1" table:number-columns-repeated="2"/>
          <table:table-cell table:style-name="ce1" table:formula="of:=ROUND(STDEV([.E5:.E14]);2)" office:value-type="float" office:value="5.96" calcext:value-type="float">
            <text:p>5.96</text:p>
          </table:table-cell>
          <table:table-cell table:style-name="ce1" table:number-columns-repeated="2"/>
          <table:table-cell table:style-name="ce1" table:formula="of:=ROUND(STDEV([.H5:.H14]);2)" office:value-type="float" office:value="0.04" calcext:value-type="float">
            <text:p>0.04</text:p>
          </table:table-cell>
        </table:table-row>
      </table:table>
      <table:table table:name="LC-W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49.505" calcext:value-type="float">
            <text:p>149.50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6.69" calcext:value-type="float">
            <text:p>6.69</text:p>
          </table:table-cell>
        </table:table-row>
        <table:table-row table:style-name="ro1">
          <table:table-cell/>
          <table:table-cell office:value-type="float" office:value="145.905" calcext:value-type="float">
            <text:p>145.90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.85" calcext:value-type="float">
            <text:p>6.85</text:p>
          </table:table-cell>
        </table:table-row>
        <table:table-row table:style-name="ro1">
          <table:table-cell/>
          <table:table-cell office:value-type="float" office:value="146.785" calcext:value-type="float">
            <text:p>146.78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.81" calcext:value-type="float">
            <text:p>6.81</text:p>
          </table:table-cell>
        </table:table-row>
        <table:table-row table:style-name="ro1">
          <table:table-cell/>
          <table:table-cell office:value-type="float" office:value="147.525" calcext:value-type="float">
            <text:p>147.52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.78" calcext:value-type="float">
            <text:p>6.78</text:p>
          </table:table-cell>
        </table:table-row>
        <table:table-row table:style-name="ro1">
          <table:table-cell/>
          <table:table-cell office:value-type="float" office:value="146.577" calcext:value-type="float">
            <text:p>146.57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.82" calcext:value-type="float">
            <text:p>6.82</text:p>
          </table:table-cell>
        </table:table-row>
        <table:table-row table:style-name="ro1">
          <table:table-cell/>
          <table:table-cell office:value-type="float" office:value="147.429" calcext:value-type="float">
            <text:p>147.42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78" calcext:value-type="float">
            <text:p>6.78</text:p>
          </table:table-cell>
        </table:table-row>
        <table:table-row table:style-name="ro1">
          <table:table-cell/>
          <table:table-cell office:value-type="float" office:value="146.313" calcext:value-type="float">
            <text:p>146.31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.83" calcext:value-type="float">
            <text:p>6.83</text:p>
          </table:table-cell>
        </table:table-row>
        <table:table-row table:style-name="ro1">
          <table:table-cell/>
          <table:table-cell office:value-type="float" office:value="146.349" calcext:value-type="float">
            <text:p>146.34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6.83" calcext:value-type="float">
            <text:p>6.83</text:p>
          </table:table-cell>
        </table:table-row>
        <table:table-row table:style-name="ro1">
          <table:table-cell/>
          <table:table-cell office:value-type="float" office:value="145.657" calcext:value-type="float">
            <text:p>145.65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.87" calcext:value-type="float">
            <text:p>6.87</text:p>
          </table:table-cell>
        </table:table-row>
        <table:table-row table:style-name="ro1">
          <table:table-cell/>
          <table:table-cell office:value-type="float" office:value="144.901" calcext:value-type="float">
            <text:p>144.90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46.69" calcext:value-type="float">
            <text:p>146.69</text:p>
          </table:table-cell>
          <table:table-cell table:style-name="ce1" table:number-columns-repeated="2"/>
          <table:table-cell table:style-name="ce1" table:formula="of:=ROUND(AVERAGE([.E5:.E14]);2)" office:value-type="float" office:value="49.7" calcext:value-type="float">
            <text:p>49.7</text:p>
          </table:table-cell>
          <table:table-cell table:style-name="ce1" table:number-columns-repeated="2"/>
          <table:table-cell table:style-name="ce1" table:formula="of:=ROUND(AVERAGE([.H5:.H14]);2)" office:value-type="float" office:value="6.82" calcext:value-type="float">
            <text:p>6.82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1.26" calcext:value-type="float">
            <text:p>1.26</text:p>
          </table:table-cell>
          <table:table-cell table:style-name="ce1" table:number-columns-repeated="2"/>
          <table:table-cell table:style-name="ce1" table:formula="of:=ROUND(STDEV([.E5:.E14]);2)" office:value-type="float" office:value="6.96" calcext:value-type="float">
            <text:p>6.96</text:p>
          </table:table-cell>
          <table:table-cell table:style-name="ce1" table:number-columns-repeated="2"/>
          <table:table-cell table:style-name="ce1" table:formula="of:=ROUND(STDEV([.H5:.H14]);2)" office:value-type="float" office:value="0.06" calcext:value-type="float">
            <text:p>0.06</text:p>
          </table:table-cell>
        </table:table-row>
      </table:table>
      <table:table table:name="Summary" table:style-name="ta1">
        <table:shapes>
          <draw:frame draw:z-index="0" draw:style-name="gr1" draw:text-style-name="P1" svg:width="15.999cm" svg:height="8.999cm" svg:x="12.414cm" svg:y="0.922cm">
            <draw:object draw:notify-on-update-of-ranges="Summary.A5:Summary.A8 Summary.B4:Summary.B4 Summary.B5:Summary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414cm" svg:y="10.326cm">
            <draw:object draw:notify-on-update-of-ranges="Summary.A12:Summary.A15 Summary.B11:Summary.B11 Summary.B12:Summary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28.774cm" svg:y="10.332cm">
            <draw:object draw:notify-on-update-of-ranges="Summary.A19:Summary.A22 Summary.B18:Summary.B18 Summary.B19:Summary.B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HAPROX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iempo de pruebas</text:p>
          </table:table-cell>
          <table:table-cell/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151.05" calcext:value-type="float">
            <text:p>151.05</text:p>
          </table:table-cell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51.83" calcext:value-type="float">
            <text:p>151.83</text:p>
          </table:table-cell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146.69" calcext:value-type="float">
            <text:p>146.6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eticiones fallidas</text:p>
          </table:table-cell>
          <table:table-cell/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eticiones por segundo</text:p>
          </table:table-cell>
          <table:table-cell/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6.82" calcext:value-type="float">
            <text:p>6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1:02:21.081751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0:38:15.142022350</meta:creation-date>
    <meta:generator>LibreOffice/4.2.8.2$Linux_X86_64 LibreOffice_project/420m0$Build-2</meta:generator>
    <dc:date>2015-06-12T11:02:43.040864272</dc:date>
    <meta:editing-duration>PT2H21M57S</meta:editing-duration>
    <meta:editing-cycles>14</meta:editing-cycles>
    <meta:document-statistic meta:table-count="5" meta:cell-count="1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Tiempo de prueba (seg)</text:p>
        </chart:title>
        <chart:plot-area chart:style-name="ch3" table:cell-range-address="Summary.A5:Summary.B8 Summary.B4:Summary.B4" chart:data-source-has-labels="both" svg:x="0.32cm" svg:y="1.301cm" svg:width="15.36cm" svg:height="6.538cm">
          <chartooo:coordinate-region svg:x="3.429cm" svg:y="1.301cm" svg:width="11.971cm" svg:height="5.891cm"/>
          <chart:axis chart:dimension="x" chart:name="primary-x" chart:style-name="ch4" chartooo:axis-type="auto">
            <chartooo:date-scale/>
            <chart:categories table:cell-range-address="Summary.A5:Summary.A8"/>
          </chart:axis>
          <chart:axis chart:dimension="y" chart:name="primary-y" chart:style-name="ch5">
            <chart:title svg:x="6.66cm" svg:y="8.019cm" chart:style-name="ch6">
              <text:p>(Menos es mejor)</text:p>
            </chart:title>
            <chart:grid chart:style-name="ch7" chart:class="major"/>
          </chart:axis>
          <chart:series chart:style-name="ch8" chart:values-cell-range-address="Summary.B5:Summary.B8" chart:label-cell-address="Summary.B4:Summary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B4:Summary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-Robin</text:p>
                <draw:g>
                  <svg:desc>Summary.A5:Summary.A8</svg:desc>
                </draw:g>
              </table:table-cell>
              <table:table-cell office:value-type="float" office:value="151.05">
                <text:p>151.05</text:p>
                <draw:g>
                  <svg:desc>Summary.B5:Summary.B8</svg:desc>
                </draw:g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151.83">
                <text:p>151.83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146.69">
                <text:p>146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Peticiones fallidas</text:p>
        </chart:title>
        <chart:plot-area chart:style-name="ch3" table:cell-range-address="Summary.A12:Summary.B15 Summary.B11:Summary.B11" chart:data-source-has-labels="both" svg:x="0.32cm" svg:y="1.301cm" svg:width="15.36cm" svg:height="6.538cm">
          <chartooo:coordinate-region svg:x="3.429cm" svg:y="1.301cm" svg:width="11.971cm" svg:height="5.891cm"/>
          <chart:axis chart:dimension="x" chart:name="primary-x" chart:style-name="ch4" chartooo:axis-type="auto">
            <chartooo:date-scale/>
            <chart:categories table:cell-range-address="Summary.A12:Summary.A15"/>
          </chart:axis>
          <chart:axis chart:dimension="y" chart:name="primary-y" chart:style-name="ch5">
            <chart:title svg:x="6.66cm" svg:y="8.019cm" chart:style-name="ch6">
              <text:p>(Menos es mejor)</text:p>
            </chart:title>
            <chart:grid chart:style-name="ch7" chart:class="major"/>
          </chart:axis>
          <chart:series chart:style-name="ch8" chart:values-cell-range-address="Summary.B12:Summary.B15" chart:label-cell-address="Summary.B11:Summary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B11:Summary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-Robin</text:p>
                <draw:g>
                  <svg:desc>Summary.A12:Summary.A15</svg:desc>
                </draw:g>
              </table:table-cell>
              <table:table-cell office:value-type="float" office:value="99.3">
                <text:p>99.3</text:p>
                <draw:g>
                  <svg:desc>Summary.B12:Summary.B15</svg:desc>
                </draw:g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49.7">
                <text:p>49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5.451cm" svg:y="0.316cm" chart:style-name="ch2">
          <text:p>Peticiones por segundo</text:p>
        </chart:title>
        <chart:plot-area chart:style-name="ch3" table:cell-range-address="Summary.A19:Summary.B22 Summary.B18:Summary.B18" chart:data-source-has-labels="both" svg:x="0.319cm" svg:y="1.301cm" svg:width="15.352cm" svg:height="6.544cm">
          <chartooo:coordinate-region svg:x="3.428cm" svg:y="1.301cm" svg:width="11.911cm" svg:height="5.897cm"/>
          <chart:axis chart:dimension="x" chart:name="primary-x" chart:style-name="ch4" chartooo:axis-type="auto">
            <chartooo:date-scale/>
            <chart:categories table:cell-range-address="Summary.A19:Summary.A22"/>
          </chart:axis>
          <chart:axis chart:dimension="y" chart:name="primary-y" chart:style-name="ch5">
            <chart:title svg:x="6.84cm" svg:y="8.025cm" chart:style-name="ch6">
              <text:p>(Más es mejor)</text:p>
            </chart:title>
            <chart:grid chart:style-name="ch7" chart:class="major"/>
          </chart:axis>
          <chart:series chart:style-name="ch8" chart:values-cell-range-address="Summary.B19:Summary.B22" chart:label-cell-address="Summary.B18:Summary.B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B18:Summary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-Robin</text:p>
                <draw:g>
                  <svg:desc>Summary.A19:Summary.A22</svg:desc>
                </draw:g>
              </table:table-cell>
              <table:table-cell office:value-type="float" office:value="6.62">
                <text:p>6.62</text:p>
                <draw:g>
                  <svg:desc>Summary.B19:Summary.B22</svg:desc>
                </draw:g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6.82">
                <text:p>6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